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ua Rinaldi</text:p>
      <text:p text:style-name="Standard">101902285</text:p>
      <text:p text:style-name="Standard">11/11/14</text:p>
      <text:p text:style-name="Standard">HW 8</text:p>
      <text:p text:style-name="Standard"/>
      <text:p text:style-name="P1">Question 1</text:p>
      <text:p text:style-name="P1"><text:span text:style-name="T1"/></text:p>
      <text:p text:style-name="P1"><text:span text:style-name="T1">Part 1: Coverity says that often times errors in quality can very easily lead to errors in security. So, often times, looking at the two separately can waste time for the developer.</text:span></text:p>
      <text:p text:style-name="P1"><text:span text:style-name="T1"/></text:p>
      <text:p text:style-name="P1"><text:span text:style-name="T1">Part 2: The four myths are: Static analysis tools are glorified compilers, static analysis is for junior developers, static analysis is noisy, generating too many false-positives and it's the job of the Test/QA Team to find the defects; we don't need a development tool for that. The first my: the static analysis tools are glorified compilers basically says that there are compilers that already do a good job of catching errors in code, so many developers don't see the purpose of using static analysis tools, since they think that compiler can already do that. The truth is that static analysis allows the developer to find <text:s/>issues across the entire system, including dependencies and inter-procedural issues.</text:span></text:p>
      <text:p text:style-name="P1"><text:span text:style-name="T1"/></text:p>
      <text:p text:style-name="P1">Question 2</text:p>
      <text:p text:style-name="P1"><text:span text:style-name="T1"/></text:p>
      <text:p text:style-name="P1"><text:span text:style-name="T1">Black Duck Suite allows the analysis of software source code and binary files. It also looks for reusble code, and manages approval for third-party code. It monitors security risks, and makes sure that all legal issues are worked out, and nothing is being used unlawfully.</text:span></text:p>
      <text:p text:style-name="P1"><text:span text:style-name="T1"/></text:p>
      <text:p text:style-name="P1"><text:span text:style-name="T1">Moose allows the user to visualize his or her code. It looks at C/C++, java, Smalltalk and .NET, with ability to add support for other languages to be added.</text:span></text:p>
      <text:p text:style-name="P1"><text:span text:style-name="T1"/></text:p>
      <text:p text:style-name="P1">Question 3</text:p>
      <text:p text:style-name="P1"><text:span text:style-name="T1"/></text:p>
      <text:p text:style-name="P1"><text:span text:style-name="T1">Dynamic analysis tests and evaluates the code at runtime, after compilation, whereas Static Analysis tests and evaluates an application without actually executing the code.</text:span></text:p>
      <text:p text:style-name="P1"><text:span text:style-name="T1"/></text:p>
      <text:p text:style-name="P1">Question 4</text:p>
      <text:p text:style-name="P1"><text:span text:style-name="T1"/></text:p>
      <text:p text:style-name="P1"><text:span text:style-name="T1">One of the methodologies that Workiva uses is Agile, which is effective for companies with large numbers of employees. They also once a quarter, or once every half year or so they have days where employees get together and do nothing but hack out code.</text:span></text:p>
      <text:p text:style-name="P1"><text:span text:style-name="T1"/></text:p>
      <text:p text:style-name="P1">Question 5</text:p>
      <text:p text:style-name="P1"><text:span text:style-name="T1"/></text:p>
      <text:p text:style-name="P1"><text:span text:style-name="T1">My biggeset take-away from the Workiva presentation was that it is essential in industry to be able to work together with people, even to the extent that you should go to your office mates with a question before you go to the Internet to find the answ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11-10T18:25:32</meta:creation-date>
    <dc:date>2014-11-10T22:52:17</dc:date>
    <dc:creator>user </dc:creator>
    <meta:editing-duration>PT25M30S</meta:editing-duration>
    <meta:editing-cycles>1</meta:editing-cycles>
    <meta:document-statistic meta:table-count="0" meta:image-count="0" meta:object-count="0" meta:page-count="1" meta:paragraph-count="16" meta:word-count="353" meta:character-count="2086" meta:non-whitespace-character-count="1747"/>
    <meta:generator>LibreOffice/3.5$Linux_X86_64 LibreOffice_project/350m1$Build-2</meta:generator>
  </office:meta>
</office:document-meta>
</file>